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b1e581" officeooo:paragraph-rsid="00b2f88f"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officeooo:paragraph-rsid="00aaf464"/>
    </style:style>
    <style:style style:name="P9" style:family="paragraph" style:parent-style-name="Preformatted_20_Text">
      <style:text-properties officeooo:paragraph-rsid="00b2f88f"/>
    </style:style>
    <style:style style:name="P10" style:family="paragraph" style:parent-style-name="Preformatted_20_Text">
      <style:text-properties officeooo:paragraph-rsid="006ab9d7"/>
    </style:style>
    <style:style style:name="P11" style:family="paragraph" style:parent-style-name="Preformatted_20_Text">
      <style:text-properties officeooo:paragraph-rsid="00bd0bf4"/>
    </style:style>
    <style:style style:name="P12" style:family="paragraph" style:parent-style-name="Preformatted_20_Text">
      <style:text-properties officeooo:paragraph-rsid="00bcc955"/>
    </style:style>
    <style:style style:name="P13" style:family="paragraph" style:parent-style-name="Preformatted_20_Text">
      <style:text-properties officeooo:paragraph-rsid="00c57b11"/>
    </style:style>
    <style:style style:name="P14" style:family="paragraph" style:parent-style-name="Preformatted_20_Text">
      <style:text-properties officeooo:paragraph-rsid="00b05fed"/>
    </style:style>
    <style:style style:name="P15"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7"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2pt" fo:letter-spacing="normal" fo:font-style="italic" style:text-underline-style="none" fo:font-weight="normal" officeooo:rsid="00083d4b" officeooo:paragraph-rsid="00815903" style:font-name-asian="Nimbus Mono L" style:font-size-asian="12pt" style:font-style-asian="italic" style:font-weight-asian="bold" style:font-name-complex="Liberation Mono" style:font-size-complex="12pt" style:font-style-complex="italic" style:font-weight-complex="bold"/>
    </style:style>
    <style:style style:name="P18"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9" style:family="paragraph" style:parent-style-name="Preformatted_20_Text">
      <style:text-properties style:font-name="Liberation Sans" fo:font-size="12pt" fo:font-style="normal" style:text-underline-style="none" officeooo:rsid="00b70f94" officeooo:paragraph-rsid="00aaf464"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style:font-name="Liberation Sans" fo:font-size="12pt" fo:font-style="normal" style:text-underline-style="none" officeooo:rsid="00bcc955" officeooo:paragraph-rsid="00bcc955" style:font-name-asian="Nimbus Mono L" style:font-size-asian="12pt" style:font-style-asian="normal" style:font-name-complex="Liberation Mono" style:font-size-complex="12pt" style:font-style-complex="normal"/>
    </style:style>
    <style:style style:name="P21"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22" style:family="paragraph" style:parent-style-name="Preformatted_20_Text">
      <style:text-properties officeooo:paragraph-rsid="00c57b11"/>
    </style:style>
    <style:style style:name="P23" style:family="paragraph" style:parent-style-name="Preformatted_20_Text">
      <style:text-properties officeooo:paragraph-rsid="00cdf6be"/>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bb0bf4"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bcc955"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c0edb0"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c116a2"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c2e2c4"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c40335"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c641b8"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cd0294"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cf433b"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cf7cb7"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23"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24"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65393a"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officeooo:rsid="006c5bdd" fo:background-color="transparent" loext:char-shading-value="0" style:font-size-asian="12pt" style:font-style-asian="normal" style:font-size-complex="12pt" style:font-style-complex="normal"/>
    </style:style>
    <style:style style:name="T27"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8"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9"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964801"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c91ba3"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c9d7c2"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6pt" fo:font-weight="bold" officeooo:rsid="001b99ac" style:font-size-asian="16pt" style:font-weight-asian="bold" style:font-size-complex="16pt" style:font-weight-complex="bold"/>
    </style:style>
    <style:style style:name="T42" style:family="text">
      <style:text-properties style:font-name="Liberation Sans" fo:font-size="16pt" fo:font-weight="bold" officeooo:rsid="000dd66a" style:font-size-asian="16pt" style:font-weight-asian="bold" style:font-size-complex="16pt" style:font-weight-complex="bold"/>
    </style:style>
    <style:style style:name="T43" style:family="text">
      <style:text-properties style:font-name="Liberation Sans" fo:font-size="16pt" fo:font-weight="bold" officeooo:rsid="00a7a091" style:font-size-asian="16pt" style:font-weight-asian="bold" style:font-size-complex="16pt" style:font-weight-complex="bold"/>
    </style:style>
    <style:style style:name="T44"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45" style:family="text">
      <style:text-properties style:font-name="Liberation Sans" fo:font-size="16pt" fo:font-weight="bold" officeooo:rsid="00b1a041" style:font-name-asian="Nimbus Mono L" style:font-size-asian="16pt" style:font-weight-asian="bold" style:font-name-complex="Liberation Mono" style:font-size-complex="16pt" style:font-weight-complex="bold"/>
    </style:style>
    <style:style style:name="T46" style:family="text">
      <style:text-properties style:font-name="Liberation Sans" fo:font-size="16pt" fo:font-weight="bold" officeooo:rsid="00cb2d6e" style:font-name-asian="Nimbus Mono L" style:font-size-asian="16pt" style:font-weight-asian="bold" style:font-name-complex="Liberation Mono" style:font-size-complex="16pt" style:font-weight-complex="bold"/>
    </style:style>
    <style:style style:name="T47"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48" style:family="text">
      <style:text-properties fo:font-variant="normal" fo:text-transform="none" fo:color="#202020" style:font-name="apple-system"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49" style:family="text">
      <style:text-properties fo:font-variant="normal" fo:text-transform="none" fo:color="#202020" style:font-name="apple-system" fo:font-size="10.5pt" fo:letter-spacing="normal" fo:font-style="normal" style:text-underline-style="none" fo:font-weight="bold" officeooo:rsid="00bef49d" style:font-name-asian="Nimbus Mono L" style:font-size-asian="12pt" style:font-style-asian="italic" style:font-weight-asian="bold" style:font-name-complex="Liberation Mono" style:font-size-complex="12pt" style:font-style-complex="italic" style:font-weight-complex="bold"/>
    </style:style>
    <style:style style:name="T50" style:family="text">
      <style:text-properties fo:font-variant="normal" fo:text-transform="none" fo:color="#202020" style:font-name="apple-system" fo:font-size="10.5pt" fo:letter-spacing="normal" fo:font-style="normal" style:text-underline-style="none" fo:font-weight="bold" officeooo:rsid="00cb2d6e" style:font-name-asian="Nimbus Mono L" style:font-size-asian="12pt" style:font-style-asian="italic" style:font-weight-asian="bold" style:font-name-complex="Liberation Mono" style:font-size-complex="12pt" style:font-style-complex="italic" style:font-weight-complex="bold"/>
    </style:style>
    <style:style style:name="T51" style:family="text">
      <style:text-properties style:font-name-asian="Nimbus Mono L" style:font-name-complex="Liberation Mono"/>
    </style:style>
    <style:style style:name="T52" style:family="text">
      <style:text-properties officeooo:rsid="000dd66a" style:font-name-asian="Nimbus Mono L" style:font-name-complex="Liberation Mono"/>
    </style:style>
    <style:style style:name="T53" style:family="text">
      <style:text-properties officeooo:rsid="00697aa2" style:font-name-asian="Nimbus Mono L" style:font-name-complex="Liberation Mono"/>
    </style:style>
    <style:style style:name="T54" style:family="text">
      <style:text-properties officeooo:rsid="00cf7cb7"/>
    </style:style>
    <style:style style:name="T55" style:family="text">
      <style:text-properties officeooo:rsid="00d136f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ayers for our World and the Church</text:p>
      <text:p text:style-name="P7"><text:span text:style-name="T46">27</text:span><text:span text:style-name="T45">th</text:span><text:span text:style-name="T41"> </text:span><text:span text:style-name="T46">Febr</text:span><text:span text:style-name="T44">uary</text:span><text:span text:style-name="T41"> 20</text:span><text:span text:style-name="T42">2</text:span><text:span text:style-name="T43">2</text:span></text:p>
      <text:p text:style-name="P16"><text:span text:style-name="T50">Hebrews</text:span><text:span text:style-name="T49"> 1</text:span><text:span text:style-name="T47">2</text:span><text:span text:style-name="T48">:</text:span><text:span text:style-name="T50">1-</text:span><text:span text:style-name="T49">2</text:span></text:p>
      <text:p text:style-name="P17">Therefore, since we are surrounded by so great a cloud of witnesses, let us also lay aside every weight, and sin which clings so closely, and let us run with endurance the race that is set before us, looking to Jesus, the founder and perfecter of our faith...</text:p>
      <text:p text:style-name="P18">Thanks to God</text:p>
      <text:p text:style-name="P9"><text:span text:style-name="T17">Heavenly Father</text:span><text:span text:style-name="T1">, </text:span><text:span text:style-name="T4">w</text:span><text:span text:style-name="T3">e </text:span><text:span text:style-name="T7">come </text:span><text:span text:style-name="T17">before</text:span><text:span text:style-name="T7"> You today, </text:span><text:span text:style-name="T17">thanking </text:span><text:span text:style-name="T7">You </text:span><text:span text:style-name="T17">Who </text:span><text:span text:style-name="T7">remain ever-sovereign over our circumstances</text:span><text:span text:style-name="T3">. </text:span><text:span text:style-name="T7">We </text:span><text:span text:style-name="T17">thank You for the cloud of witnesses, the many faithful servants who encourage us to persevere. We recognise that we struggle under every weight, and know the sin which clings so closely, making it difficult for us to even remember that we are in a race with an eternal destiny before us. </text:span><text:span text:style-name="T12">We thank You that </text:span><text:span text:style-name="T7">You </text:span><text:span text:style-name="T12">are ever-gracious </text:span><text:span text:style-name="T18">to supply us with everything we need to achieve victory as we look to Jesus</text:span><text:span text:style-name="T7">.</text:span></text:p>
      <text:p text:style-name="P2"/>
      <text:p text:style-name="P9"><text:span text:style-name="T12">Today and every day w</text:span><text:span text:style-name="T4">e honour </text:span><text:span text:style-name="T18">Him as</text:span><text:span text:style-name="T4"> Lord, as </text:span><text:span text:style-name="T7">the King of Kings. </text:span><text:span text:style-name="T13">W</text:span><text:span text:style-name="T8">e </text:span><text:span text:style-name="T5">remember His victory </text:span><text:span text:style-name="T10">o</text:span><text:span text:style-name="T5">n the Cross and </text:span><text:span text:style-name="T10">in the </text:span><text:span text:style-name="T5">Resurrection, </text:span><text:span text:style-name="T13">and we give You thanks that H</text:span><text:span text:style-name="T18">is perfect victory has b</text:span><text:span text:style-name="T13">e</text:span><text:span text:style-name="T18">en bequeathed to us by Your adoption.</text:span><text:span text:style-name="T13"> </text:span><text:span text:style-name="T2">W</text:span><text:span text:style-name="T5">e thank You that </text:span><text:span text:style-name="T8">He </text:span><text:span text:style-name="T13">is the Source of Life to us</text:span><text:span text:style-name="T8">, </text:span><text:span text:style-name="T13">and our Great High Priest Who intercedes for us, </text:span><text:span text:style-name="T18">even as He leads us</text:span><text:span text:style-name="T13">.</text:span></text:p>
      <text:p text:style-name="P1"/>
      <text:p text:style-name="P5">The Wide World<text:span text:style-name="T51">...</text:span><text:span text:style-name="T52"> a</text:span><text:span text:style-name="T51">nd </text:span><text:span text:style-name="T53">in </text:span><text:span text:style-name="T51">the wider Church</text:span></text:p>
      <text:p text:style-name="P13"><text:span text:style-name="T19">This week</text:span><text:span text:style-name="T14"> w</text:span><text:span text:style-name="T11">e</text:span><text:span text:style-name="T3"> </text:span><text:span text:style-name="T6">look about this world </text:span><text:span text:style-name="T14">w</text:span><text:span text:style-name="T19">hich is</text:span><text:span text:style-name="T14"> again </text:span><text:span text:style-name="T19">at</text:span><text:span text:style-name="T14"> war. </text:span><text:span text:style-name="T19">And we see news of an earthquake in Indonesia, plus torrential rain and floods </text:span><text:span text:style-name="T20">in Australia</text:span><text:span text:style-name="T19">, </text:span><text:span text:style-name="T20">and still news of the Covid virus. I</text:span><text:span text:style-name="T19">t’s as if our Bibles have become today’s newspapers.</text:span></text:p>
      <text:p text:style-name="P13"><text:span text:style-name="T16"/></text:p>
      <text:p text:style-name="P23"><text:span text:style-name="T16">W</text:span><text:span text:style-name="T19">e pray for the emerging refugee situation in the Ukraine, especially for the aid workers being mobilised to help, and for the people displaced from this new war zone. </text:span><text:span text:style-name="T20">May they quickly find a safe haven away from the fighting.</text:span></text:p>
      <text:p text:style-name="P19"/>
      <text:p text:style-name="P12"><text:span text:style-name="T3">W</text:span><text:span text:style-name="T11">e </text:span><text:span text:style-name="T15">continue to </text:span><text:span text:style-name="T11">pray for the Queensland flood s</text:span><text:span text:style-name="T20">ituation</text:span><text:span text:style-name="T11"> </text:span><text:span text:style-name="T16">and </text:span><text:span text:style-name="T20">for the emerging situation in Northern NSW</text:span><text:span text:style-name="T16">.</text:span><text:span text:style-name="T15"> </text:span><text:span text:style-name="T16">We</text:span><text:span text:style-name="T11"> give thanks for the emergency services work in bring</text:span><text:span text:style-name="T16">ing</text:span><text:span text:style-name="T11"> people to safety and restor</text:span><text:span text:style-name="T16">ing</text:span><text:span text:style-name="T11"> </text:span><text:span text:style-name="T16">servic</text:span><text:span text:style-name="T11">es. </text:span><text:span text:style-name="T20">And we pray for safety for those emergency volunteers, as we hear that one rescuer was drowned while trying to save others. </text:span><text:span text:style-name="T21">We pray also for Your people in the flood areas – enable them to provide aid to those who have lost homes and possessions to the torrential rains.</text:span></text:p>
      <text:p text:style-name="P20"/>
      <text:p text:style-name="P8"><text:span text:style-name="T6">We </text:span><text:span text:style-name="T9">thank You again for Your mercy as we see</text:span><text:span text:style-name="T6"> </text:span><text:span text:style-name="T16">the decline in </text:span><text:span text:style-name="T9">Covid </text:span><text:span text:style-name="T16">cases around the nation</text:span><text:span text:style-name="T6">. </text:span><text:span text:style-name="T16">We </text:span><text:span text:style-name="T20">give thanks for the relaxed mask rules, and </text:span><text:span text:style-name="T16">pray for further easing of restrictions as </text:span><text:span text:style-name="T20">hospital </text:span><text:span text:style-name="T16">cases <text:s/>decline </text:span><text:span text:style-name="T20">further</text:span><text:span text:style-name="T16">. </text:span><text:span text:style-name="T21">We pray for effective measures to deal with “long Covid” and slow recoveries which some people are going through, and we pray for our chaplaincy ministries as people turn to Yoou for comfort and guidance in confronting this tiny invader which has such a big effect.</text:span></text:p>
      <text:p text:style-name="P21"/>
      <text:p text:style-name="P6">Ashburton</text:p>
      <text:p text:style-name="P10"><text:span text:style-name="T22">Here in Ashburton, w</text:span><text:span text:style-name="T23">e </text:span><text:span text:style-name="T29">pray f</text:span><text:span text:style-name="T30">or </text:span><text:span text:style-name="T39">the commencement of our community groups soon</text:span><text:span text:style-name="T33">. </text:span><text:span text:style-name="T39">Enable us all to grow in fellowship, caring for one another, praying and encouraging one another as we learn more from Your Word andthen put it into practice daily.</text:span></text:p>
      <text:p text:style-name="P4"/>
      <text:p text:style-name="P11"><text:span text:style-name="T30">W</text:span><text:span text:style-name="T32">e </text:span><text:span text:style-name="T33">thank</text:span><text:span text:style-name="T32"> You </text:span><text:span text:style-name="T33">for those who have recovered from recent sickness including </text:span><text:span text:style-name="T39">Shiun</text:span><text:span text:style-name="T32">, </text:span><text:span text:style-name="T33">and </text:span><text:span text:style-name="T39">for </text:span><text:span text:style-name="T33">Diane </text:span><text:span text:style-name="T39">after a recent time in hospital</text:span><text:span text:style-name="T33">. W</text:span><text:span text:style-name="T32">e pray for </text:span><text:span text:style-name="T33">their continuing recovery and rehabilitation </text:span><text:span text:style-name="T38">back to full health</text:span><text:span text:style-name="T32">. </text:span><text:span text:style-name="T39">We also remember Shon’s protective visa application and continue to seek the immigration minister’s favour in granting Shon full permission to stay in Australia.</text:span></text:p>
      <text:p text:style-name="P3"/>
      <text:p text:style-name="P14"><text:span text:style-name="T32">And now w</text:span><text:span text:style-name="T24">e pray for </text:span><text:span text:style-name="T39">Barry</text:span><text:span text:style-name="T24"> as he preach</text:span><text:span text:style-name="T34">es Your Word </text:span><text:span text:style-name="T31">today.</text:span><text:span text:style-name="T34"> </text:span><text:span text:style-name="T35">A</text:span><text:span text:style-name="T34">s we listen </text:span><text:span text:style-name="T35">we pray for </text:span><text:span text:style-name="T36">wisdom and discernment, </text:span><text:span text:style-name="T40">knowing that we live always in the shadow of the Cross, guided by the light of the Resurrection, so that whatever we do</text:span><text:span text:style-name="T37"> </text:span><text:span text:style-name="T40">will</text:span><text:span text:style-name="T35"> </text:span><text:span text:style-name="T30">honour the Name of Jesus, </text:span><text:span text:style-name="T31">the </text:span><text:span text:style-name="T40">Author and Perfecter of our faith</text:span><text:span text:style-name="T31">, </text:span><text:span text:style-name="T30">in Whose Name </text:span><text:span text:style-name="T25">we pray </text:span><text:span text:style-name="T26">all these things</text:span><text:span text:style-name="T27">,</text:span><text:span text:style-name="T28">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2-26T22:07:05.867959400</dc:date>
    <meta:editing-duration>PT7H40M40S</meta:editing-duration>
    <meta:editing-cycles>88</meta:editing-cycles>
    <meta:generator>LibreOffice/6.4.7.2$Linux_X86_64 LibreOffice_project/40$Build-2</meta:generator>
    <meta:print-date>2021-01-30T16:02:32.952449610</meta:print-date>
    <meta:document-statistic meta:table-count="0" meta:image-count="0" meta:object-count="0" meta:page-count="1" meta:paragraph-count="16" meta:word-count="646" meta:character-count="3608" meta:non-whitespace-character-count="2976"/>
  </office:meta>
</office:document-meta>
</file>